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5aac" officeooo:paragraph-rsid="00035aac"/>
    </style:style>
    <style:style style:name="P2" style:family="paragraph" style:parent-style-name="Standard">
      <style:text-properties officeooo:paragraph-rsid="00035aac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035aac"/>
    </style:style>
    <style:style style:name="T1" style:family="text">
      <style:text-properties officeooo:rsid="00035aa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5aac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Glosario</text:span></text:p>
      <text:p text:style-name="P2"/>
      <text:p text:style-name="P2"><text:span text:style-name="T3">Ruta:</text:span><text:span text:style-name="T1"> Secuencia de puntos que describe la mejor trayectoria entre dos lugares.</text:span></text:p>
      <text:p text:style-name="P2"/>
      <text:p text:style-name="P1"><text:span text:style-name="T2">Itinerario:</text:span> Conjunto de Lugares y/o Servicios definidos por un usuario.</text:p>
      <text:p text:style-name="P1"/>
      <text:p text:style-name="P1"><text:span text:style-name="T2">Mapa Temático:</text:span> Mapa físico de la provincia que incluye iconos de lugares y servicio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09:11:39.082149330</meta:creation-date>
    <dc:date>2016-11-07T09:42:25.176004107</dc:date>
    <meta:editing-duration>PT30M46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4" meta:word-count="37" meta:character-count="242" meta:non-whitespace-character-count="209"/>
  </office:meta>
</office:document-meta>
</file>